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 style:list-style-name="L1"/>
    <text:list-style style:name="L1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PROVISIONS</text:p>
      <text:p text:style-name="P1"/>
      <text:p text:style-name="Standard"/>
      <text:p text:style-name="Standard"/>
      <text:p text:style-name="Standard"><text:s text:c="4"/>1 ) Actions Vinci</text:p>
      <text:p text:style-name="Standard"><text:s text:c="2"/>Prix d'achat : 15x120= 1800€</text:p>
      <text:p text:style-name="Standard"><text:s text:c="2"/>Valeur moyenne décembre : 80x15= 1 200€</text:p>
      <text:p text:style-name="Standard"><text:s text:c="2"/>Il faut donc constituer une provision pour dépréciation des actions de 600 €</text:p>
      <text:p text:style-name="Standard"/>
      <text:p text:style-name="Standard"><text:s text:c="3"/>Actions L Oréal : elle sont potentiellement en plus value </text:p>
      <text:p text:style-name="Standard"><text:s text:c="3"/>Mais , selon le principe comptable dit de prudence , on n 'enregistre pas cette plus value potentielle </text:p>
      <text:p text:style-name="Standard"/>
      <text:p text:style-name="Standard"/>
      <text:list xml:id="list8871865562669299290" text:style-name="L1">
        <text:list-item>
          <text:p text:style-name="P2">Il faut constituer une provision pour dépréciation des stocks pour 2 000 €</text:p>
        </text:list-item>
      </text:list>
      <text:p text:style-name="Standard"/>
      <text:p text:style-name="Standard"/>
      <text:p text:style-name="Standard"><text:s text:c="5"/>3 ) <text:s/>Le client nous doit HT 1500 €</text:p>
      <text:p text:style-name="Standard"><text:s text:c="3"/>Perte probable : 1500 €x 70 % = 1 050 €</text:p>
      <text:p text:style-name="Standard"><text:s text:c="3"/>Il faut donc constituer une provision pour dépréciation des créances clients pour 1 050 €</text:p>
      <text:p text:style-name="Standard"/>
      <text:p text:style-name="Standard"/>
      <text:p text:style-name="Standard"><text:s text:c="4"/>4 ) <text:s/>230- 200 = 30 € </text:p>
      <text:p text:style-name="Standard"><text:s text:c="10"/>30x 110 000 = 3 300 000 €</text:p>
      <text:p text:style-name="Standard"><text:s text:c="5"/>Il faut constituer une provision pour hausse des prix ( provision réglementée ) pour </text:p>
      <text:p text:style-name="Standard"><text:s text:c="5"/>3 300 000 €</text:p>
      <text:p text:style-name="Standard"/>
      <text:p text:style-name="Standard"/>
      <text:p text:style-name="Standard"><text:s text:c="4"/>5 ) <text:s/>Provision pour risques de <text:s/>225 000 <text:s/>€</text:p>
      <text:p text:style-name="Standard"/>
      <text:p text:style-name="Standard"/>
      <text:p text:style-name="Standard"><text:s text:c="4"/>6 ) Nombre de retours prévisibles : 10 000 x 5% = 500 produits</text:p>
      <text:p text:style-name="Standard"><text:s text:c="9"/>Coût estimé d'une réparation ( espérance mathématique ) = ( 100 x 0,5 )+ ( 500 x0,2)</text:p>
      <text:p text:style-name="Standard"><text:s text:c="9"/>+ ( 3 000 x 0,3) = 1 050 €</text:p>
      <text:p text:style-name="Standard"><text:s text:c="9"/>Il faut constituer une provision pour garantie ( provision pour charge) de </text:p>
      <text:p text:style-name="Standard"><text:s text:c="9"/>1 050 x 500 = 525 000 €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INE DESCARPENTRIES</meta:initial-creator>
    <meta:creation-date>2020-03-30T11:37:11.78</meta:creation-date>
    <dc:date>2020-12-01T15:37:18.19</dc:date>
    <dc:creator>Martine  Descarpentries</dc:creator>
    <meta:editing-duration>PT30M53S</meta:editing-duration>
    <meta:editing-cycles>3</meta:editing-cycles>
    <meta:generator>OpenOffice/4.1.2$Win32 OpenOffice.org_project/412m3$Build-9782</meta:generator>
    <meta:document-statistic meta:table-count="0" meta:image-count="0" meta:object-count="0" meta:page-count="1" meta:paragraph-count="21" meta:word-count="211" meta:character-count="1122"/>
  </office:meta>
</office:document-meta>
</file>